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09cm" style:rel-column-width="7744*"/>
    </style:style>
    <style:style style:name="Table1.B" style:family="table-column">
      <style:table-column-properties style:column-width="14.991cm" style:rel-column-width="5779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977cm" style:rel-column-width="1121*"/>
    </style:style>
    <style:style style:name="Table2.B" style:family="table-column">
      <style:table-column-properties style:column-width="15.023cm" style:rel-column-width="85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 style:list-style-name="L1"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fo:font-weight="normal" style:font-weight-asian="normal" style:font-weight-complex="normal"/>
    </style:style>
    <style:style style:name="P7" style:family="paragraph" style:parent-style-name="Table_20_Contents">
      <style:text-properties style:font-name="Ari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text for Spectator in Online game</text:p>
      <text:p text:style-name="P1"/>
      <text:p text:style-name="P1">Primary actor: <text:span text:style-name="T1">User as a spectator.</text:span></text:p>
      <text:p text:style-name="P1"/>
      <text:p text:style-name="P1">Stakeholders and interests: </text:p>
      <text:list xml:id="list3197746027028478361" text:style-name="L1">
        <text:list-item>
          <text:list>
            <text:list-item>
              <text:p text:style-name="P5"><text:span text:style-name="T1">User: wants to spectate one or more games and learn from it.</text:span></text:p>
            </text:list-item>
          </text:list>
        </text:list-item>
      </text:list>
      <text:p text:style-name="P2"/>
      <text:p text:style-name="P1">Preconditions: <text:span text:style-name="T1">the program is launched and a game of poker takes place.</text:span></text:p>
      <text:p text:style-name="P1"><text:span text:style-name="T1"/></text:p>
      <text:p text:style-name="P1">Success guarantee (Post condition): <text:span text:style-name="T1">User sits on a poker table not as a Player but as a Spectator. User can spectate the game til the end or just leave the poker table whenever he/she wants.</text:span></text:p>
      <text:p text:style-name="P1"/>
      <text:p text:style-name="P1">Happy path of a game of Texas hold’em for a Spectator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tep</text:p>
          </table:table-cell>
          <table:table-cell table:style-name="Table1.B1" office:value-type="string">
            <text:p text:style-name="P3">Events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User logs into the poker game system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B2" office:value-type="string">
            <text:p text:style-name="P3">User decides to be a «Spectator»</text:p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B2" office:value-type="string">
            <text:p text:style-name="P3">User finds a poker-table as they will spectate by clicking on the button «Spectate»</text:p>
          </table:table-cell>
        </table:table-row>
        <table:table-row>
          <table:table-cell table:style-name="Table1.A2" office:value-type="float" office:value="4">
            <text:p text:style-name="P3">4</text:p>
          </table:table-cell>
          <table:table-cell table:style-name="Table1.B2" office:value-type="string">
            <text:p text:style-name="P3">User now gets a fully overview of the poker-table, that is to say user can see all the players, their hand, cards on the table, players' chip and what action a player has made or makes.</text:p>
          </table:table-cell>
        </table:table-row>
        <table:table-row>
          <table:table-cell table:style-name="Table1.A2" office:value-type="float" office:value="5">
            <text:p text:style-name="P3">5</text:p>
          </table:table-cell>
          <table:table-cell table:style-name="Table1.B2" office:value-type="string">
            <text:p text:style-name="P3">User clicks on the button «Statistics» and gets an overview of player statistics</text:p>
          </table:table-cell>
        </table:table-row>
        <table:table-row>
          <table:table-cell table:style-name="Table1.A2" office:value-type="float" office:value="6">
            <text:p text:style-name="P3">6</text:p>
          </table:table-cell>
          <table:table-cell table:style-name="Table1.B2" office:value-type="string">
            <text:p text:style-name="P3">User decides that he/she has learned enough to play a game of poker and leaves the table</text:p>
          </table:table-cell>
        </table:table-row>
        <table:table-row>
          <table:table-cell table:style-name="Table1.A2" office:value-type="float" office:value="7">
            <text:p text:style-name="P3">7</text:p>
          </table:table-cell>
          <table:table-cell table:style-name="Table1.B2" office:value-type="string">
            <text:p text:style-name="P3">User starts to play a game of poker</text:p>
          </table:table-cell>
        </table:table-row>
      </table:table>
      <text:p text:style-name="P2"/>
      <text:p text:style-name="P1"/>
      <text:p text:style-name="P1">Derivate of the happy path: Game ends: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6a.</text:p>
          </table:table-cell>
          <table:table-cell table:style-name="Table2.B1" office:value-type="string">
            <text:p text:style-name="P2">The game ends but the spectator is not pleased (didn't learned much from the game) and joins another poker table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2:11:20</meta:creation-date>
    <dc:date>2016-03-08T14:44:03</dc:date>
    <meta:editing-duration>PT2H38M50S</meta:editing-duration>
    <meta:editing-cycles>8</meta:editing-cycles>
    <meta:generator>OpenOffice.org/3.4.1$Unix OpenOffice.org_project/341m1$Build-9593</meta:generator>
    <meta:document-statistic meta:table-count="2" meta:image-count="0" meta:object-count="0" meta:page-count="1" meta:paragraph-count="26" meta:word-count="226" meta:character-count="1190"/>
  </office:meta>
</office:document-meta>
</file>